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5874in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>
        <style:tab-stops>
          <style:tab-stop style:position="1.5874in"/>
        </style:tab-stops>
      </style:paragraph-properties>
      <style:text-properties officeooo:rsid="00089664" officeooo:paragraph-rsid="00089664"/>
    </style:style>
    <style:style style:name="P4" style:family="paragraph" style:parent-style-name="No_20_Spacing">
      <style:paragraph-properties fo:text-align="justify" style:justify-single-word="false"/>
    </style:style>
    <style:style style:name="P5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No_20_Spacing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89664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5" style:family="text">
      <style:text-properties fo:color="#555555" style:font-name="Times New Roman" fo:font-size="12pt" fo:background-color="#ffffff" loext:char-shading-value="0" style:font-size-asian="12pt" style:font-name-complex="Times New Roman1" style:font-size-complex="12pt"/>
    </style:style>
    <style:style style:name="T6" style:family="text">
      <style:text-properties fo:color="#555555" style:font-name="Times New Roman" fo:font-size="12pt" officeooo:rsid="00089664" fo:background-color="#ffffff" loext:char-shading-value="0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Victor Kamanu Ngure</text:span></text:p>
      <text:p text:style-name="No_20_Spacing"><text:span text:style-name="T1">P.O. BOX 65177</text:span></text:p>
      <text:p text:style-name="P4"><text:span text:style-name="T1">Nairobi, KENYA</text:span></text:p>
      <text:p text:style-name="P4"><text:span text:style-name="T1">Phone number- 0701969007</text:span></text:p>
      <text:p text:style-name="P4"><text:span text:style-name="T1">Email: </text:span><text:span text:style-name="T2">victor.ngure@strathmore.edu</text:span></text:p>
      <text:p text:style-name="P5"/>
      <text:p text:style-name="P5"/>
      <text:p text:style-name="P4"><text:span text:style-name="T1">Human Resource Manager</text:span></text:p>
      <text:p text:style-name="P3"><text:span text:style-name="T1">Boeing</text:span></text:p>
      <text:p text:style-name="P1"><text:span text:style-name="T2">07/06/2017</text:span><text:span text:style-name="T1"><text:tab/></text:span></text:p>
      <text:p text:style-name="P5"/>
      <text:p text:style-name="P2"><text:span text:style-name="T1">Dear Sir/Madam</text:span></text:p>
      <text:p text:style-name="P2"><text:span text:style-name="T3"><text:s text:c="2"/></text:span></text:p>
      <text:p text:style-name="P2"><text:span text:style-name="T3">RE: </text:span><text:span text:style-name="T4">APPLICATION FOR INTERNSHIP</text:span></text:p>
      <text:p text:style-name="Standard"><text:span text:style-name="T1">I am seeking an internship position at your organization. I am currently pursuing a Bachelor’s degree in Informatics and Computer Science, which has given me not only the theoretical but also practical knowledge in Information Technology. I have some experience in writing code development of web applications </text:span><text:span text:style-name="T2">and auditing of Information systems</text:span><text:span text:style-name="T1">.</text:span></text:p>
      <text:p text:style-name="Standard"><text:span text:style-name="T1">I would like to be part of </text:span><text:span text:style-name="T2">Boeing</text:span><text:span text:style-name="T1"> since it will </text:span><text:span text:style-name="T2">be</text:span><text:span text:style-name="T1"> a </text:span><text:span text:style-name="T2">great</text:span><text:span text:style-name="T1"> learning opportunity and exposure and in return, I will contribute my time and effort to</text:span><text:bookmark text:name="_GoBack"/><text:span text:style-name="T1"> the fullest of my ability. The experience is also worth a mention and I hope you will consider my application. Enclosed is my CV </text:span><text:span text:style-name="T2">for </text:span><text:span text:style-name="T1">your review</text:span></text:p>
      <text:p text:style-name="Standard"><text:span text:style-name="T1">Yours Sincerely </text:span></text:p>
      <text:p text:style-name="Standard"><text:span text:style-name="T1">Victor Ng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language="en" fo:country="U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5</meta:editing-cycles>
    <meta:creation-date>2016-12-07T09:11:00</meta:creation-date>
    <dc:date>2017-06-07T08:57:58.582619820</dc:date>
    <meta:editing-duration>PT6M41S</meta:editing-duration>
    <meta:generator>LibreOffice/5.3.1.2$Linux_X86_64 LibreOffice_project/30m0$Build-2</meta:generator>
    <meta:document-statistic meta:table-count="0" meta:image-count="0" meta:object-count="0" meta:page-count="1" meta:paragraph-count="15" meta:word-count="136" meta:character-count="857" meta:non-whitespace-character-count="731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